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4">
      <style:paragraph-properties>
        <style:tab-stops>
          <style:tab-stop style:position="15.501cm" style:type="right" style:leader-style="dotted" style:leader-text="."/>
        </style:tab-stops>
      </style:paragraph-properties>
    </style:style>
    <style:style style:name="P3" style:family="paragraph" style:parent-style-name="Footer">
      <style:paragraph-properties fo:text-align="center" style:justify-single-word="false"/>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er">
      <style:paragraph-properties fo:text-align="end" style:justify-single-word="false"/>
    </style:style>
    <style:style style:name="P6" style:family="paragraph" style:parent-style-name="Text_20_body" style:list-style-name="L1"/>
    <style:style style:name="P7" style:family="paragraph" style:parent-style-name="Text_20_body" style:list-style-name="L1">
      <style:text-properties fo:font-weight="normal" style:font-weight-asian="normal" style:font-weight-complex="normal"/>
    </style:style>
    <style:style style:name="P8" style:family="paragraph" style:parent-style-name="Text_20_body" style:list-style-name="L14">
      <style:text-properties fo:font-weight="normal" style:font-weight-asian="normal" style:font-weight-complex="normal"/>
    </style:style>
    <style:style style:name="P9" style:family="paragraph" style:parent-style-name="Text_20_body" style:list-style-name="L19">
      <style:text-properties fo:font-weight="normal" style:font-weight-asian="normal" style:font-weight-complex="normal"/>
    </style:style>
    <style:style style:name="P10" style:family="paragraph" style:parent-style-name="Text_20_body" style:list-style-name="L20">
      <style:text-properties fo:font-weight="normal" style:font-weight-asian="normal" style:font-weight-complex="normal"/>
    </style:style>
    <style:style style:name="P11" style:family="paragraph" style:parent-style-name="Text_20_body" style:list-style-name="L14">
      <style:text-properties fo:font-weight="bold" style:font-weight-asian="bold" style:font-weight-complex="bold"/>
    </style:style>
    <style:style style:name="P12" style:family="paragraph" style:parent-style-name="Text_20_body" style:list-style-name="L16"/>
    <style:style style:name="P13" style:family="paragraph" style:parent-style-name="Text_20_body" style:list-style-name="L21"/>
    <style:style style:name="P14" style:family="paragraph" style:parent-style-name="Text_20_body" style:list-style-name="L22"/>
    <style:style style:name="P15" style:family="paragraph" style:parent-style-name="Text_20_body" style:list-style-name="L23"/>
    <style:style style:name="P16" style:family="paragraph" style:parent-style-name="Text_20_body" style:list-style-name="L24"/>
    <style:style style:name="P17" style:family="paragraph" style:parent-style-name="Text_20_body" style:list-style-name="L25"/>
    <style:style style:name="P18" style:family="paragraph" style:parent-style-name="Text_20_body" style:list-style-name="L17">
      <style:paragraph-properties fo:margin-left="0cm" fo:margin-right="0cm" fo:text-indent="0cm" style:auto-text-indent="false"/>
      <style:text-properties fo:font-weight="normal" style:font-weight-asian="normal" style:font-weight-complex="normal"/>
    </style:style>
    <style:style style:name="P19" style:family="paragraph" style:parent-style-name="Text_20_body" style:list-style-name="L18">
      <style:paragraph-properties fo:margin-left="0cm" fo:margin-right="0cm" fo:text-indent="0cm" style:auto-text-indent="false"/>
      <style:text-properties fo:font-weight="normal" style:font-weight-asian="normal" style:font-weight-complex="normal"/>
    </style:style>
    <style:style style:name="P20" style:family="paragraph" style:parent-style-name="Text_20_body" style:list-style-name="L15">
      <style:paragraph-properties fo:margin-left="0cm" fo:margin-right="0cm" fo:text-indent="0cm" style:auto-text-indent="false"/>
    </style:style>
    <style:style style:name="P21" style:family="paragraph" style:parent-style-name="Text_20_body">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1.251cm" text:min-label-width="0.635cm"/>
        <style:text-properties style:font-name="StarSymbol1"/>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1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235cm" text:min-label-width="0.635cm"/>
        <style:text-properties style:font-name="StarSymbol"/>
      </text:list-level-style-bullet>
      <text:list-level-style-bullet text:level="3" text:style-name="Bullet_20_Symbols" style:num-suffix="." text:bullet-char="–">
        <style:list-level-properties text:space-before="4.565cm" text:min-label-width="0.635cm"/>
        <style:text-properties style:font-name="StarSymbol"/>
      </text:list-level-style-bullet>
      <text:list-level-style-bullet text:level="4" text:style-name="Bullet_20_Symbols" style:num-suffix="." text:bullet-char="–">
        <style:list-level-properties text:space-before="5.895cm" text:min-label-width="0.635cm"/>
        <style:text-properties style:font-name="StarSymbol"/>
      </text:list-level-style-bullet>
      <text:list-level-style-bullet text:level="5" text:style-name="Bullet_20_Symbols" style:num-suffix="." text:bullet-char="–">
        <style:list-level-properties text:space-before="7.225cm" text:min-label-width="0.635cm"/>
        <style:text-properties style:font-name="StarSymbol"/>
      </text:list-level-style-bullet>
      <text:list-level-style-bullet text:level="6" text:style-name="Bullet_20_Symbols" style:num-suffix="." text:bullet-char="–">
        <style:list-level-properties text:space-before="8.555cm" text:min-label-width="0.635cm"/>
        <style:text-properties style:font-name="StarSymbol"/>
      </text:list-level-style-bullet>
      <text:list-level-style-bullet text:level="7" text:style-name="Bullet_20_Symbols" style:num-suffix="." text:bullet-char="–">
        <style:list-level-properties text:space-before="9.885cm" text:min-label-width="0.635cm"/>
        <style:text-properties style:font-name="StarSymbol"/>
      </text:list-level-style-bullet>
      <text:list-level-style-bullet text:level="8" text:style-name="Bullet_20_Symbols" style:num-suffix="." text:bullet-char="–">
        <style:list-level-properties text:space-before="11.215cm" text:min-label-width="0.635cm"/>
        <style:text-properties style:font-name="StarSymbol"/>
      </text:list-level-style-bullet>
      <text:list-level-style-bullet text:level="9" text:style-name="Bullet_20_Symbols" style:num-suffix="." text:bullet-char="–">
        <style:list-level-properties text:space-before="12.545cm" text:min-label-width="0.635cm"/>
        <style:text-properties style:font-name="StarSymbol"/>
      </text:list-level-style-bullet>
      <text:list-level-style-bullet text:level="10" text:style-name="Bullet_20_Symbols" style:num-suffix="." text:bullet-char="–">
        <style:list-level-properties text:space-before="13.875cm" text:min-label-width="0.635cm"/>
        <style:text-properties style:font-name="StarSymbol"/>
      </text:list-level-style-bullet>
    </text:list-style>
    <text:list-style style:name="L1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1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1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6cm" text:min-label-width="0.635cm"/>
        <style:text-properties style:font-name="StarSymbol"/>
      </text:list-level-style-bullet>
      <text:list-level-style-bullet text:level="3" text:style-name="Bullet_20_Symbols" style:num-suffix="." text:bullet-char="–">
        <style:list-level-properties text:space-before="3.93cm" text:min-label-width="0.635cm"/>
        <style:text-properties style:font-name="StarSymbol"/>
      </text:list-level-style-bullet>
      <text:list-level-style-bullet text:level="4" text:style-name="Bullet_20_Symbols" style:num-suffix="." text:bullet-char="–">
        <style:list-level-properties text:space-before="5.26cm" text:min-label-width="0.635cm"/>
        <style:text-properties style:font-name="StarSymbol"/>
      </text:list-level-style-bullet>
      <text:list-level-style-bullet text:level="5" text:style-name="Bullet_20_Symbols" style:num-suffix="." text:bullet-char="–">
        <style:list-level-properties text:space-before="6.59cm" text:min-label-width="0.635cm"/>
        <style:text-properties style:font-name="StarSymbol"/>
      </text:list-level-style-bullet>
      <text:list-level-style-bullet text:level="6" text:style-name="Bullet_20_Symbols" style:num-suffix="." text:bullet-char="–">
        <style:list-level-properties text:space-before="7.92cm" text:min-label-width="0.635cm"/>
        <style:text-properties style:font-name="StarSymbol"/>
      </text:list-level-style-bullet>
      <text:list-level-style-bullet text:level="7" text:style-name="Bullet_20_Symbols" style:num-suffix="." text:bullet-char="–">
        <style:list-level-properties text:space-before="9.25cm" text:min-label-width="0.635cm"/>
        <style:text-properties style:font-name="StarSymbol"/>
      </text:list-level-style-bullet>
      <text:list-level-style-bullet text:level="8" text:style-name="Bullet_20_Symbols" style:num-suffix="." text:bullet-char="–">
        <style:list-level-properties text:space-before="10.58cm" text:min-label-width="0.635cm"/>
        <style:text-properties style:font-name="StarSymbol"/>
      </text:list-level-style-bullet>
      <text:list-level-style-bullet text:level="9" text:style-name="Bullet_20_Symbols" style:num-suffix="." text:bullet-char="–">
        <style:list-level-properties text:space-before="11.91cm" text:min-label-width="0.635cm"/>
        <style:text-properties style:font-name="StarSymbol"/>
      </text:list-level-style-bullet>
      <text:list-level-style-bullet text:level="10" text:style-name="Bullet_20_Symbols" style:num-suffix="." text:bullet-char="–">
        <style:list-level-properties text:space-before="13.24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space-before="1.251cm" text:min-label-width="0.635cm"/>
        <style:text-properties style:font-name="StarSymbol1"/>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2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2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235cm" text:min-label-width="0.635cm"/>
        <style:text-properties style:font-name="StarSymbol"/>
      </text:list-level-style-bullet>
      <text:list-level-style-bullet text:level="3" text:style-name="Bullet_20_Symbols" style:num-suffix="." text:bullet-char="–">
        <style:list-level-properties text:space-before="4.565cm" text:min-label-width="0.635cm"/>
        <style:text-properties style:font-name="StarSymbol"/>
      </text:list-level-style-bullet>
      <text:list-level-style-bullet text:level="4" text:style-name="Bullet_20_Symbols" style:num-suffix="." text:bullet-char="–">
        <style:list-level-properties text:space-before="5.895cm" text:min-label-width="0.635cm"/>
        <style:text-properties style:font-name="StarSymbol"/>
      </text:list-level-style-bullet>
      <text:list-level-style-bullet text:level="5" text:style-name="Bullet_20_Symbols" style:num-suffix="." text:bullet-char="–">
        <style:list-level-properties text:space-before="7.225cm" text:min-label-width="0.635cm"/>
        <style:text-properties style:font-name="StarSymbol"/>
      </text:list-level-style-bullet>
      <text:list-level-style-bullet text:level="6" text:style-name="Bullet_20_Symbols" style:num-suffix="." text:bullet-char="–">
        <style:list-level-properties text:space-before="8.555cm" text:min-label-width="0.635cm"/>
        <style:text-properties style:font-name="StarSymbol"/>
      </text:list-level-style-bullet>
      <text:list-level-style-bullet text:level="7" text:style-name="Bullet_20_Symbols" style:num-suffix="." text:bullet-char="–">
        <style:list-level-properties text:space-before="9.885cm" text:min-label-width="0.635cm"/>
        <style:text-properties style:font-name="StarSymbol"/>
      </text:list-level-style-bullet>
      <text:list-level-style-bullet text:level="8" text:style-name="Bullet_20_Symbols" style:num-suffix="." text:bullet-char="–">
        <style:list-level-properties text:space-before="11.215cm" text:min-label-width="0.635cm"/>
        <style:text-properties style:font-name="StarSymbol"/>
      </text:list-level-style-bullet>
      <text:list-level-style-bullet text:level="9" text:style-name="Bullet_20_Symbols" style:num-suffix="." text:bullet-char="–">
        <style:list-level-properties text:space-before="12.545cm" text:min-label-width="0.635cm"/>
        <style:text-properties style:font-name="StarSymbol"/>
      </text:list-level-style-bullet>
      <text:list-level-style-bullet text:level="10" text:style-name="Bullet_20_Symbols" style:num-suffix="." text:bullet-char="–">
        <style:list-level-properties text:space-before="13.875cm" text:min-label-width="0.635cm"/>
        <style:text-properties style:font-name="StarSymbol"/>
      </text:list-level-style-bullet>
    </text:list-style>
    <text:list-style style:name="L2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2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2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6cm" text:min-label-width="0.635cm"/>
        <style:text-properties style:font-name="StarSymbol"/>
      </text:list-level-style-bullet>
      <text:list-level-style-bullet text:level="3" text:style-name="Bullet_20_Symbols" style:num-suffix="." text:bullet-char="–">
        <style:list-level-properties text:space-before="3.93cm" text:min-label-width="0.635cm"/>
        <style:text-properties style:font-name="StarSymbol"/>
      </text:list-level-style-bullet>
      <text:list-level-style-bullet text:level="4" text:style-name="Bullet_20_Symbols" style:num-suffix="." text:bullet-char="–">
        <style:list-level-properties text:space-before="5.26cm" text:min-label-width="0.635cm"/>
        <style:text-properties style:font-name="StarSymbol"/>
      </text:list-level-style-bullet>
      <text:list-level-style-bullet text:level="5" text:style-name="Bullet_20_Symbols" style:num-suffix="." text:bullet-char="–">
        <style:list-level-properties text:space-before="6.59cm" text:min-label-width="0.635cm"/>
        <style:text-properties style:font-name="StarSymbol"/>
      </text:list-level-style-bullet>
      <text:list-level-style-bullet text:level="6" text:style-name="Bullet_20_Symbols" style:num-suffix="." text:bullet-char="–">
        <style:list-level-properties text:space-before="7.92cm" text:min-label-width="0.635cm"/>
        <style:text-properties style:font-name="StarSymbol"/>
      </text:list-level-style-bullet>
      <text:list-level-style-bullet text:level="7" text:style-name="Bullet_20_Symbols" style:num-suffix="." text:bullet-char="–">
        <style:list-level-properties text:space-before="9.25cm" text:min-label-width="0.635cm"/>
        <style:text-properties style:font-name="StarSymbol"/>
      </text:list-level-style-bullet>
      <text:list-level-style-bullet text:level="8" text:style-name="Bullet_20_Symbols" style:num-suffix="." text:bullet-char="–">
        <style:list-level-properties text:space-before="10.58cm" text:min-label-width="0.635cm"/>
        <style:text-properties style:font-name="StarSymbol"/>
      </text:list-level-style-bullet>
      <text:list-level-style-bullet text:level="9" text:style-name="Bullet_20_Symbols" style:num-suffix="." text:bullet-char="–">
        <style:list-level-properties text:space-before="11.91cm" text:min-label-width="0.635cm"/>
        <style:text-properties style:font-name="StarSymbol"/>
      </text:list-level-style-bullet>
      <text:list-level-style-bullet text:level="10" text:style-name="Bullet_20_Symbols" style:num-suffix="." text:bullet-char="–">
        <style:list-level-properties text:space-before="13.24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2">Definición de GAPI<text:tab/>2</text:p>
          <text:p text:style-name="P1">1- Enumeradores<text:tab/>2</text:p>
          <text:p text:style-name="P1">2- Estructuras de datos<text:tab/>2</text:p>
          <text:p text:style-name="P4">2.1- CMemberInfo :<text:tab/>2</text:p>
          <text:p text:style-name="P4">2.2- CFlowInfo :<text:tab/>2</text:p>
          <text:p text:style-name="P4">2.3- CResult :<text:tab/>3</text:p>
          <text:p text:style-name="P1">3- Interfaz de control de miembros<text:tab/>3</text:p>
          <text:p text:style-name="P4">3.1- Comandos:<text:tab/>3</text:p>
          <text:p text:style-name="P2">- CResult Connect(string login, string password, CMemberInfo info) <text:tab/>3</text:p>
          <text:p text:style-name="P2">- CResult Disconnect(int ID)<text:tab/>3</text:p>
          <text:p text:style-name="P4">3.2- Eventos:<text:tab/>3</text:p>
          <text:p text:style-name="P2">- void AddMember(CMemberIndo info)<text:tab/>3</text:p>
          <text:p text:style-name="P2">- void DelMember(CMemberIndo info)<text:tab/>3</text:p>
          <text:p text:style-name="P1">4- Interfaz de control de flujos<text:tab/>4</text:p>
          <text:p text:style-name="P4">4.1- Comandos:<text:tab/>4</text:p>
          <text:p text:style-name="P2">- CResult SetupVideo(int ID, EvideoMode video_mode, int PT, int BW, FR, Q, Width, Height, SSRC, EGridMode grid_mode) <text:tab/>4</text:p>
          <text:p text:style-name="P2">- CResult SetupAudio(int ID, EAudioMode audio_mode,int PT,int SL,int SSRC) <text:tab/>4</text:p>
          <text:p text:style-name="P2">- CResult EnableFlow(int PT, int OrigID,int DestID)<text:tab/>4</text:p>
          <text:p text:style-name="P2">- CResult DisableFlow(int PT, int OrigID, int DestID)<text:tab/>4</text:p>
          <text:p text:style-name="P4">4.2- Eventos:<text:tab/>5</text:p>
          <text:p text:style-name="P2">- void ActiveFlows(hashDict&lt;int,Set&lt;CFlowInfo&gt;&gt; flows)<text:tab/>5</text:p>
          <text:p text:style-name="P1">5- Interfaz de control de mensajes<text:tab/>5</text:p>
          <text:p text:style-name="P1">6- Interfaz de QoS<text:tab/>5</text:p>
          <text:p text:style-name="P1">7- Interfaz de seguridad<text:tab/>5</text:p>
        </text:index-body>
      </text:table-of-content>
      <text:h text:style-name="Heading_20_1" text:outline-level="1"/>
      <text:p text:style-name="P21"/>
      <text:h text:style-name="Heading_20_1" text:outline-level="1">Definición de GAPI</text:h>
      <text:p text:style-name="Text_20_body"/>
      <text:p text:style-name="Text_20_body"><text:tab/>En una primera aproximación, GAPI se ofrecerá como librería JAVA, posteriormente se ofrecerán otros canales de comunicación con el fin de que la aplicación <text:s/>pasarela pueda ser desarrollada con un lenguaje independiente.</text:p>
      <text:p text:style-name="Text_20_body"><text:tab/>La clase “<text:span text:style-name="T1">CGAPI</text:span><text:span text:style-name="T2">”</text:span> <text:s/>será la encargada de ofrecer el interfaz de comandos. Mediante su API público, la aplicación de pasarela podrá enviar <text:span text:style-name="T2">comandos</text:span>, y mediante “Callbacks” recibirá eventos a través de la clase “<text:span text:style-name="T1">CGAPIListener</text:span>”.</text:p>
      <text:h text:style-name="Heading_20_2" text:outline-level="2">- Enumeradores</text:h>
      <text:list text:style-name="L1">
        <text:list-item>
          <text:p text:style-name="P6"><text:span text:style-name="T1">EVideoMode </text:span><text:span text:style-name="T2">:</text:span></text:p>
          <text:list>
            <text:list-item>
              <text:list>
                <text:list-item>
                  <text:p text:style-name="P7">SWITCH_MODE : Video individual.</text:p>
                </text:list-item>
                <text:list-item>
                  <text:p text:style-name="P7">GRID_MODE : Mosaico de videos.</text:p>
                </text:list-item>
                <text:list-item>
                  <text:p text:style-name="P7">SHARED_GRID_MODE : Mosaico único de vídeos (compartido por varios participantes).</text:p>
                </text:list-item>
              </text:list>
            </text:list-item>
          </text:list>
        </text:list-item>
      </text:list>
      <text:list text:style-name="L14">
        <text:list-item>
          <text:p text:style-name="P11">EGridMode :</text:p>
          <text:list>
            <text:list-item>
              <text:list>
                <text:list-item>
                  <text:p text:style-name="P8">GRID_AUTO : Mosaico automático.</text:p>
                </text:list-item>
                <text:list-item>
                  <text:p text:style-name="P8">GRID_BORDER : Mosaico por los bordes.</text:p>
                </text:list-item>
                <text:list-item>
                  <text:p text:style-name="P8">GRID_BORDER_TR : Mosaico por los bordes.</text:p>
                </text:list-item>
                <text:list-item>
                  <text:p text:style-name="P8">GRID_CIRCLE : Mosaico en forma de circulo.</text:p>
                </text:list-item>
                <text:list-item>
                  <text:p text:style-name="P8">GRID_PIP : Mosaico “Picture in Picture”.</text:p>
                </text:list-item>
              </text:list>
            </text:list-item>
          </text:list>
        </text:list-item>
      </text:list>
      <text:h text:style-name="Heading_20_2" text:outline-level="2">- Estructuras de datos</text:h>
      <text:h text:style-name="Heading_20_3" text:outline-level="3"><text:span text:style-name="T1">- CMemberInfo </text:span><text:span text:style-name="T2">:</text:span></text:h>
      <text:list text:style-name="L15">
        <text:list-header>
          <text:p text:style-name="P20">Clase donde se encuentra toda la información de un miembro (independiente del lado de la pasarela donde se encuentre). La información que se almacena es la siguiente:</text:p>
        </text:list-header>
      </text:list>
      <text:list text:style-name="L16">
        <text:list-item>
          <text:p text:style-name="P12">int ID : Identificador de participante.</text:p>
        </text:list-item>
        <text:list-item>
          <text:p text:style-name="P12">String Name : Nombre del participante.</text:p>
        </text:list-item>
        <text:list-item>
          <text:p text:style-name="P12">String <text:s/>IP : Dirección IP del participante.</text:p>
        </text:list-item>
        <text:list-item>
          <text:p text:style-name="P12">Set&lt;CFlowInfo&gt; : Lista de información de los flujos que maneja el participante.</text:p>
        </text:list-item>
      </text:list>
      <text:p text:style-name="Text_20_body"><text:tab/>NOTA : Los nodos internos de la sesión tendrán como IP “127.0.0.1” y puertos estándares de Isabel, se diferenciarán del resto de los clientes por el ID.</text:p>
      <text:h text:style-name="Heading_20_3" text:outline-level="3"><text:soft-page-break/><text:span text:style-name="T1">- CFlowInfo</text:span><text:span text:style-name="T2"> :</text:span></text:h>
      <text:list text:style-name="L17">
        <text:list-header>
          <text:p text:style-name="P18">Clase donde se encuentra toda la información relacionada con un flujo de datos:</text:p>
        </text:list-header>
      </text:list>
      <text:list text:style-name="L18">
        <text:list-item>
          <text:list>
            <text:list-item>
              <text:list>
                <text:list-item>
                  <text:p text:style-name="P19">int PT : Identificador de payload RTP.</text:p>
                </text:list-item>
                <text:list-item>
                  <text:p text:style-name="P19">int localPort : Puerto local donde la MCU recibe los flujos.</text:p>
                </text:list-item>
                <text:list-item>
                  <text:p text:style-name="P19">int remotePort : Puerto remoto donde el “Nodo exterior” recibe los flujos.</text:p>
                </text:list-item>
                <text:list-item>
                  <text:p text:style-name="P19">int BW : Ancho de banda en bps (0 para ancho de banda desconocido).</text:p>
                </text:list-item>
              </text:list>
            </text:list-item>
          </text:list>
        </text:list-item>
      </text:list>
      <text:h text:style-name="Heading_20_3" text:outline-level="3"><text:span text:style-name="T1">- CResult </text:span><text:span text:style-name="T2">:</text:span></text:h>
      <text:list text:style-name="L19">
        <text:list-header>
          <text:p text:style-name="P9">Clase para la gestión de valores de retorno. Ofrece métodos para saber si la operación se ha realizado correctamente y en caso de error ofrece códigos de error y la descripción del error.</text:p>
        </text:list-header>
      </text:list>
      <text:list text:style-name="L20">
        <text:list-item>
          <text:p text:style-name="P10">Bool Succedded() : devuelve true si la operación se realizó con éxito.</text:p>
        </text:list-item>
        <text:list-item>
          <text:p text:style-name="P10">String GetResultString() : devuelve un string donde se devuelve en formato texto el resultado de la operación (OK, Login error, ...).</text:p>
        </text:list-item>
        <text:list-item>
          <text:p text:style-name="P10">String GetResultDescription() : devuelve un string donde se describe el resultado.</text:p>
        </text:list-item>
      </text:list>
      <text:p text:style-name="Text_20_body"/>
      <text:h text:style-name="Heading_20_2" text:outline-level="2">- Interfaz de control de miembros</text:h>
      <text:p text:style-name="Text_20_body"><text:tab/>Mediante estos comandos se gestionan los miembros conectados a la sesión de ISABEL. Hay que tener en cuenta que existe un miembro que representa el “Gateway”, cuyo video es la captura del escritorio y audio es la suma de los audios.</text:p>
      <text:h text:style-name="Heading_20_3" text:outline-level="3">- Comandos:</text:h>
      <text:h text:style-name="Heading_20_4" text:outline-level="4">- CResult Connect(string login, string password, CMemberInfo info) </text:h>
      <text:p text:style-name="Text_20_body"><text:tab/>Descripción : Conecta un “Nodo externo” a la sesión. </text:p>
      <text:p text:style-name="Text_20_body"><text:tab/>Parámetros : </text:p>
      <text:list text:style-name="L21">
        <text:list-item>
          <text:p text:style-name="P13">login : nombre de usuario.</text:p>
        </text:list-item>
        <text:list-item>
          <text:p text:style-name="P13">password : clave de usuario.</text:p>
        </text:list-item>
        <text:list-item>
          <text:p text:style-name="P13">info : información de usuario.</text:p>
        </text:list-item>
      </text:list>
      <text:h text:style-name="Heading_20_4" text:outline-level="4">- CResult Disconnect(int ID)</text:h>
      <text:p text:style-name="Text_20_body"><text:tab/>Descripción : Desconecta un “Nodo externo” de la sesión.</text:p>
      <text:p text:style-name="Text_20_body"><text:tab/>Parámetros:</text:p>
      <text:list text:style-name="L22">
        <text:list-item>
          <text:p text:style-name="P14">ID : identificador de usuario.</text:p>
        </text:list-item>
      </text:list>
      <text:h text:style-name="Heading_20_3" text:outline-level="3"><text:soft-page-break/>- Eventos:</text:h>
      <text:h text:style-name="Heading_20_4" text:outline-level="4">- void AddMember(CMemberIndo info)</text:h>
      <text:p text:style-name="Text_20_body"><text:tab/>Descripción : Este evento se recibe cada vez que un nuevo miembro, ya sea externo o interno, se une a la sesión.</text:p>
      <text:p text:style-name="Text_20_body"><text:tab/>Parámetros : </text:p>
      <text:list text:style-name="L23">
        <text:list-item>
          <text:p text:style-name="P15">info : información de usuario.</text:p>
        </text:list-item>
      </text:list>
      <text:h text:style-name="Heading_20_4" text:outline-level="4">- void DelMember(CMemberIndo info)</text:h>
      <text:p text:style-name="Text_20_body"><text:tab/>Descripción : Este evento se recibe cuando un miembro deja la sesión.</text:p>
      <text:p text:style-name="Text_20_body"><text:tab/>Parámetros : </text:p>
      <text:list text:style-name="L24">
        <text:list-item>
          <text:p text:style-name="P16">info : información de usuario.</text:p>
        </text:list-item>
      </text:list>
      <text:h text:style-name="Heading_20_2" text:outline-level="2">- Interfaz de control de flujos</text:h>
      <text:h text:style-name="Heading_20_3" text:outline-level="3">- Comandos:</text:h>
      <text:h text:style-name="Heading_20_4" text:outline-level="4">- CResult SetupVideo(int ID, EvideoMode video_mode, int PT, int BW, FR, Q, Width, Height, SSRC, EGridMode grid_mode) </text:h>
      <text:p text:style-name="Text_20_body"><text:tab/>Mediante este comando establecemos el formato de video que queremos que reciba el participante identificado por “ID”. Esta llamada es opcional, si no se utiliza simplemente se transmiten los flujos de video sin ninguna modificación.</text:p>
      <text:list text:style-name="L25">
        <text:list-item>
          <text:p text:style-name="P17">video_mode : Modo de video.</text:p>
        </text:list-item>
        <text:list-item>
          <text:p text:style-name="P17">PT : Codec de video que desea recibir. (-1 para cualquiera)</text:p>
        </text:list-item>
        <text:list-item>
          <text:p text:style-name="P17">BW : Ancho de banda máximo del flujo (-1 para cualquiera)</text:p>
        </text:list-item>
        <text:list-item>
          <text:p text:style-name="P17">FR : Imágenes por segundo (-1 para cualquiera)</text:p>
        </text:list-item>
        <text:list-item>
          <text:p text:style-name="P17">Q : Factor de calidad (-1 para cualquiera)</text:p>
        </text:list-item>
        <text:list-item>
          <text:p text:style-name="P17">Width : Ancho de la imagen (-1 para cualquiera)</text:p>
        </text:list-item>
        <text:list-item>
          <text:p text:style-name="P17">Height : Alto de la imagen (-1 para cualquiera)</text:p>
        </text:list-item>
        <text:list-item>
          <text:p text:style-name="P17">SSRC : Canal SSRC del flujo RTP resultante de la suma de flujos (-1 <text:s/>lo establece la pasarela de forma aleatoria)</text:p>
        </text:list-item>
        <text:list-item>
          <text:p text:style-name="P17">grid_mode : Modo de mosaico (solo se tiene en cuenta si video_mode = GRID_MODE).</text:p>
        </text:list-item>
      </text:list>
      <text:h text:style-name="Heading_20_4" text:outline-level="4">- CResult SetupAudio(int ID, EAudioMode audio_mode,int PT,int SL,int SSRC) </text:h>
      <text:p text:style-name="Text_20_body"><text:tab/>Mediante este comando establecemos el formato de audio que queremos que reciba el participante identificado por “ID”. Esta llamada es opcional, si no se utiliza simplemente se transmiten los flujos de audio sin ninguna modificación.</text:p>
      <text:list text:style-name="L25">
        <text:list-item text:start-value="1">
          <text:p text:style-name="P17">audio_mode : Modo de audio.</text:p>
        </text:list-item>
        <text:list-item>
          <text:p text:style-name="P17"><text:soft-page-break/>PT : Codec de audio que desea recibir. (-1 para cualquiera)</text:p>
        </text:list-item>
        <text:list-item>
          <text:p text:style-name="P17">SL : Nivel de potencia para el detector de silencios (-1 desactivado)</text:p>
        </text:list-item>
        <text:list-item>
          <text:p text:style-name="P17">SSRC : Canal SSRC del flujo RTP resultante de la suma de flujos (-1 lo establece la pasarela de forma aleatoria)</text:p>
        </text:list-item>
      </text:list>
      <text:h text:style-name="Heading_20_4" text:outline-level="4">- CResult EnableFlow(int PT, int OrigID,int DestID)</text:h>
      <text:p text:style-name="Text_20_body"><text:tab/>Se envía el flujo con Payload “PT” que se reciba desde “OrigID” a “DestID”.</text:p>
      <text:h text:style-name="Heading_20_4" text:outline-level="4">- CResult DisableFlow(int PT, int OrigID, int DestID)</text:h>
      <text:p text:style-name="Text_20_body"><text:tab/>Se bloquea el envío de flujo con Payload “PT” desde “OrigID” a “DestID”.</text:p>
      <text:h text:style-name="Heading_20_3" text:outline-level="3">- Eventos:</text:h>
      <text:h text:style-name="Heading_20_4" text:outline-level="4">- void ActiveFlows(hashDict&lt;int,Set&lt;CFlowInfo&gt;&gt; flows)</text:h>
      <text:p text:style-name="Text_20_body"><text:tab/>Mediante este evento se informa a la “Aplicación pasarela” los flujos que se encuentran activos a nivel de control. De esta manera, la “Aplicación pasarela” puede establecer que flujos desea redireccionar hacia los “Nodos externos” así como configurar en caso de que sea necesario los flujos de audio y video para que se adapten a las necesidades de los nodos.</text:p>
      <text:h text:style-name="Heading_20_2" text:outline-level="2">- Interfaz de control de mensajes</text:h>
      <text:p text:style-name="Text_20_body"><text:tab/>Pendiente para versiones posteriores de la pasarela.</text:p>
      <text:h text:style-name="Heading_20_2" text:outline-level="2">- Interfaz de QoS</text:h>
      <text:p text:style-name="Text_20_body"><text:tab/>Pendiente para versiones posteriores de la pasarela.</text:p>
      <text:h text:style-name="Heading_20_2" text:outline-level="2">- Interfaz de seguridad</text:h>
      <text:p text:style-name="Text_20_body"><text:tab/>Pendiente para versiones posteriores de la pasare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GAPI</text:p>
      </style:header>
      <style:footer>
        <text:p text:style-name="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ente Sirvent Orts</meta:initial-creator>
    <meta:creation-date>2008-09-18T17:49:09</meta:creation-date>
    <dc:creator>Vicente Sirvent Orts</dc:creator>
    <dc:date>2008-09-18T17:56:43</dc:date>
    <meta:editing-cycles>6</meta:editing-cycles>
    <meta:editing-duration>PT7M33S</meta:editing-duration>
    <meta:user-defined meta:name="Información 1"/>
    <meta:user-defined meta:name="Información 2"/>
    <meta:user-defined meta:name="Información 3"/>
    <meta:user-defined meta:name="Información 4"/>
    <meta:document-statistic meta:table-count="0" meta:image-count="0" meta:object-count="0" meta:page-count="5" meta:paragraph-count="114" meta:word-count="1018" meta:character-count="6452"/>
  </office:meta>
</office:document-meta>
</file>